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1ff69a" officeooo:paragraph-rsid="001ff69a"/>
    </style:style>
    <style:style style:name="P3" style:family="paragraph" style:parent-style-name="Standard">
      <style:text-properties officeooo:rsid="002e9337" officeooo:paragraph-rsid="001f0770"/>
    </style:style>
    <style:style style:name="P4" style:family="paragraph" style:parent-style-name="Standard">
      <style:text-properties officeooo:rsid="002e9337" officeooo:paragraph-rsid="002e9337"/>
    </style:style>
    <style:style style:name="P5" style:family="paragraph" style:parent-style-name="Standard">
      <style:text-properties officeooo:rsid="002e9337" officeooo:paragraph-rsid="00306dc4"/>
    </style:style>
    <style:style style:name="P6" style:family="paragraph" style:parent-style-name="Standard">
      <style:text-properties officeooo:rsid="002e9337" officeooo:paragraph-rsid="00306dc4"/>
    </style:style>
    <style:style style:name="P7" style:family="paragraph" style:parent-style-name="Standard">
      <style:text-properties officeooo:rsid="003298ef" officeooo:paragraph-rsid="003298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3"/>
      <text:p text:style-name="P4">Dazu wird zuerst erklärt, was man unter NoSql versteht und eine kurze Zeitlinie der Entwicklung. Anschliend werden die verschiedenen Arten von NoSql und speziell von Key-Value-Stores beschrieben.</text:p>
      <text:p text:style-name="P4"/>
      <text:p text:style-name="P5">Danach folgt der Vergleich von Redis, Memcached und Voldemort. Dazu werden zuerst die jeweiligen Systeme erläutert. Anschließend folgt der eigentliche Vergleich, dazu werden die jeweiligen Eigenschaften kurz erläutert und danach wie die jeweiligen Systeme dies umsetzen.</text:p>
      <text:p text:style-name="P5"/>
      <text:p text:style-name="P7">NoSql</text:p>
      <text:p text:style-name="P7"><text:tab/>Geschichte</text:p>
      <text:p text:style-name="P7"><text:tab/>Arten</text:p>
      <text:p text:style-name="P7">Key-Value-Store</text:p>
      <text:p text:style-name="P7"><text:tab/>Arten</text:p>
      <text:p text:style-name="P7"><text:tab/>Redis</text:p>
      <text:p text:style-name="P7"><text:tab/>Memcached</text:p>
      <text:p text:style-name="P7"><text:tab/>Voldemort</text:p>
      <text:p text:style-name="P7">Persistence</text:p>
      <text:p text:style-name="P7"><text:tab/>Redis</text:p>
      <text:p text:style-name="P7"><text:tab/>Memcached</text:p>
      <text:p text:style-name="P7"><text:tab/>Voldemort</text:p>
      <text:p text:style-name="P7">Clustering</text:p>
      <text:p text:style-name="P7"><text:tab/>Redis</text:p>
      <text:p text:style-name="P7"><text:tab/>Memcached</text:p>
      <text:p text:style-name="P7"><text:tab/>Voldemort</text:p>
      <text:p text:style-name="P5"><text: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1T21:32:44.478147490</dc:date>
    <meta:editing-duration>PT1H3M59S</meta:editing-duration>
    <meta:editing-cycles>7</meta:editing-cycles>
    <meta:document-statistic meta:table-count="0" meta:image-count="0" meta:object-count="0" meta:page-count="1" meta:paragraph-count="20" meta:word-count="92" meta:character-count="707" meta:non-whitespace-character-count="621"/>
  </office:meta>
</office:document-meta>
</file>